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beta" svg:font-family="Ubuntubeta, Ubuntu, 'Bitstream Vera Sans', 'DejaVu Sans', 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81d" officeooo:paragraph-rsid="0011c81d"/>
    </style:style>
    <style:style style:name="P2" style:family="paragraph" style:parent-style-name="Standard">
      <style:text-properties officeooo:rsid="0011c81d" officeooo:paragraph-rsid="003162f9"/>
    </style:style>
    <style:style style:name="P3" style:family="paragraph" style:parent-style-name="Standard">
      <style:text-properties officeooo:rsid="0011c81d" officeooo:paragraph-rsid="003347af"/>
    </style:style>
    <style:style style:name="P4" style:family="paragraph" style:parent-style-name="Standard">
      <style:text-properties officeooo:rsid="0011c81d" officeooo:paragraph-rsid="004977c0"/>
    </style:style>
    <style:style style:name="P5" style:family="paragraph" style:parent-style-name="Standard">
      <style:text-properties officeooo:rsid="001790c5" officeooo:paragraph-rsid="003347af"/>
    </style:style>
    <style:style style:name="P6" style:family="paragraph" style:parent-style-name="Standard">
      <style:text-properties officeooo:rsid="001790c5" officeooo:paragraph-rsid="004977c0"/>
    </style:style>
    <style:style style:name="P7" style:family="paragraph" style:parent-style-name="Standard">
      <style:text-properties officeooo:rsid="00192d75" officeooo:paragraph-rsid="003347af"/>
    </style:style>
    <style:style style:name="P8" style:family="paragraph" style:parent-style-name="Standard">
      <style:text-properties officeooo:rsid="00192d75" officeooo:paragraph-rsid="004977c0"/>
    </style:style>
    <style:style style:name="P9" style:family="paragraph" style:parent-style-name="Standard">
      <style:text-properties officeooo:rsid="003347af" officeooo:paragraph-rsid="003347af"/>
    </style:style>
    <style:style style:name="P10" style:family="paragraph" style:parent-style-name="Standard">
      <style:text-properties officeooo:paragraph-rsid="003347af"/>
    </style:style>
    <style:style style:name="P11" style:family="paragraph" style:parent-style-name="Standard">
      <style:text-properties officeooo:rsid="00169a6e" officeooo:paragraph-rsid="003347af"/>
    </style:style>
    <style:style style:name="P12" style:family="paragraph" style:parent-style-name="Standard">
      <style:text-properties officeooo:rsid="00169a6e" officeooo:paragraph-rsid="004977c0"/>
    </style:style>
    <style:style style:name="P13" style:family="paragraph" style:parent-style-name="Standard">
      <style:text-properties officeooo:rsid="0025769b" officeooo:paragraph-rsid="004977c0"/>
    </style:style>
    <style:style style:name="P14" style:family="paragraph" style:parent-style-name="Standard">
      <style:text-properties officeooo:rsid="00538bf7" officeooo:paragraph-rsid="00538bf7"/>
    </style:style>
    <style:style style:name="P15" style:family="paragraph" style:parent-style-name="Standard">
      <style:text-properties officeooo:rsid="006989e4" officeooo:paragraph-rsid="006989e4"/>
    </style:style>
    <style:style style:name="P16" style:family="paragraph" style:parent-style-name="Standard">
      <style:text-properties officeooo:rsid="006b4b69" officeooo:paragraph-rsid="006b4b69"/>
    </style:style>
    <style:style style:name="P17" style:family="paragraph" style:parent-style-name="Standard">
      <style:text-properties officeooo:rsid="0071652f" officeooo:paragraph-rsid="00735ad7"/>
    </style:style>
    <style:style style:name="P18" style:family="paragraph" style:parent-style-name="Standard">
      <style:text-properties officeooo:rsid="008dd6dc" officeooo:paragraph-rsid="008dd6dc"/>
    </style:style>
    <style:style style:name="P19" style:family="paragraph" style:parent-style-name="Standard">
      <style:text-properties officeooo:rsid="008e4bbd" officeooo:paragraph-rsid="008e4bbd"/>
    </style:style>
    <style:style style:name="P20" style:family="paragraph" style:parent-style-name="Standard">
      <style:text-properties officeooo:rsid="00925262" officeooo:paragraph-rsid="00925262"/>
    </style:style>
    <style:style style:name="P21" style:family="paragraph" style:parent-style-name="Standard">
      <style:text-properties officeooo:rsid="009f881b" officeooo:paragraph-rsid="00a59527"/>
    </style:style>
    <style:style style:name="P22" style:family="paragraph" style:parent-style-name="Standard">
      <style:text-properties officeooo:rsid="00a251dd" officeooo:paragraph-rsid="00a251dd"/>
    </style:style>
    <style:style style:name="P23" style:family="paragraph" style:parent-style-name="Standard">
      <style:text-properties officeooo:rsid="00a251dd" officeooo:paragraph-rsid="00a9a47e"/>
    </style:style>
    <style:style style:name="P24" style:family="paragraph" style:parent-style-name="Standard">
      <style:text-properties officeooo:rsid="00a59527" officeooo:paragraph-rsid="00a59527"/>
    </style:style>
    <style:style style:name="P25" style:family="paragraph" style:parent-style-name="Standard">
      <style:text-properties officeooo:rsid="00a9a47e" officeooo:paragraph-rsid="00a9a47e"/>
    </style:style>
    <style:style style:name="P26" style:family="paragraph" style:parent-style-name="Standard">
      <style:text-properties officeooo:rsid="00d51cef" officeooo:paragraph-rsid="00d51cef"/>
    </style:style>
    <style:style style:name="P27" style:family="paragraph" style:parent-style-name="Standard">
      <style:text-properties officeooo:rsid="00d6febe" officeooo:paragraph-rsid="00d6febe"/>
    </style:style>
    <style:style style:name="P28" style:family="paragraph" style:parent-style-name="Standard">
      <style:text-properties officeooo:rsid="00ddc8db" officeooo:paragraph-rsid="00ddc8db"/>
    </style:style>
    <style:style style:name="P29" style:family="paragraph" style:parent-style-name="Standard">
      <style:text-properties officeooo:rsid="00ddf7f4" officeooo:paragraph-rsid="00ddf7f4"/>
    </style:style>
    <style:style style:name="P30" style:family="paragraph" style:parent-style-name="Standard">
      <style:text-properties officeooo:rsid="00e6a03a" officeooo:paragraph-rsid="00e6a03a"/>
    </style:style>
    <style:style style:name="P31" style:family="paragraph" style:parent-style-name="Standard">
      <style:text-properties officeooo:rsid="00f0d5b7" officeooo:paragraph-rsid="00f0d5b7"/>
    </style:style>
    <style:style style:name="P32" style:family="paragraph" style:parent-style-name="Standard">
      <style:text-properties officeooo:rsid="018fe20e" officeooo:paragraph-rsid="018fe20e"/>
    </style:style>
    <style:style style:name="P33" style:family="paragraph" style:parent-style-name="Standard">
      <style:text-properties officeooo:rsid="019165be" officeooo:paragraph-rsid="019165be"/>
    </style:style>
    <style:style style:name="P34" style:family="paragraph" style:parent-style-name="Standard">
      <style:text-properties officeooo:rsid="0196a0c1" officeooo:paragraph-rsid="0196a0c1"/>
    </style:style>
    <style:style style:name="P35" style:family="paragraph" style:parent-style-name="Standard">
      <style:text-properties officeooo:rsid="0190d3e9" officeooo:paragraph-rsid="01957d14"/>
    </style:style>
    <style:style style:name="P36" style:family="paragraph" style:parent-style-name="Standard">
      <style:text-properties officeooo:rsid="0196a0c1" officeooo:paragraph-rsid="0196a0c1" fo:background-color="transparent"/>
    </style:style>
    <style:style style:name="P37" style:family="paragraph" style:parent-style-name="Standard">
      <style:text-properties officeooo:paragraph-rsid="01e6721f"/>
    </style:style>
    <style:style style:name="P38" style:family="paragraph" style:parent-style-name="Standard">
      <style:text-properties officeooo:rsid="01f2a4df" officeooo:paragraph-rsid="01f2a4df"/>
    </style:style>
    <style:style style:name="P39" style:family="paragraph" style:parent-style-name="Standard">
      <style:text-properties officeooo:rsid="01f2a4df" officeooo:paragraph-rsid="01f4cd4d"/>
    </style:style>
    <style:style style:name="P40" style:family="paragraph" style:parent-style-name="Standard">
      <style:text-properties officeooo:rsid="01f2a4df" officeooo:paragraph-rsid="01f8dbff"/>
    </style:style>
    <style:style style:name="P41" style:family="paragraph" style:parent-style-name="Standard">
      <style:text-properties officeooo:rsid="01f2a4df" officeooo:paragraph-rsid="0202835f"/>
    </style:style>
    <style:style style:name="P42" style:family="paragraph" style:parent-style-name="Standard">
      <style:text-properties officeooo:rsid="020cc9fc" officeooo:paragraph-rsid="020f1691"/>
    </style:style>
    <style:style style:name="P43" style:family="paragraph" style:parent-style-name="Standard">
      <style:text-properties style:text-underline-style="solid" style:text-underline-type="double" style:text-underline-width="auto" style:text-underline-color="font-color" officeooo:rsid="020cc9fc" officeooo:paragraph-rsid="020f1691"/>
    </style:style>
    <style:style style:name="P44" style:family="paragraph" style:parent-style-name="Standard">
      <style:text-properties officeooo:rsid="02139be9" officeooo:paragraph-rsid="020f1691"/>
    </style:style>
    <style:style style:name="P45" style:family="paragraph" style:parent-style-name="Standard">
      <style:text-properties officeooo:rsid="020dd31f" officeooo:paragraph-rsid="0210d0c4"/>
    </style:style>
    <style:style style:name="P46" style:family="paragraph" style:parent-style-name="Heading">
      <style:text-properties officeooo:rsid="004edb89" officeooo:paragraph-rsid="004edb89"/>
    </style:style>
    <style:style style:name="P47" style:family="paragraph" style:parent-style-name="Heading">
      <style:text-properties officeooo:rsid="0011c81d" officeooo:paragraph-rsid="005fd55c"/>
    </style:style>
    <style:style style:name="P48" style:family="paragraph" style:parent-style-name="Heading">
      <style:text-properties officeooo:rsid="0011c81d" officeooo:paragraph-rsid="007832da"/>
    </style:style>
    <style:style style:name="P49" style:family="paragraph" style:parent-style-name="Heading">
      <style:text-properties officeooo:rsid="0011c81d" officeooo:paragraph-rsid="0084ce7b"/>
    </style:style>
    <style:style style:name="P50" style:family="paragraph" style:parent-style-name="Heading">
      <style:text-properties officeooo:rsid="0011c81d" officeooo:paragraph-rsid="00ab5d68"/>
    </style:style>
    <style:style style:name="P51" style:family="paragraph" style:parent-style-name="Heading">
      <style:text-properties officeooo:rsid="0011c81d" officeooo:paragraph-rsid="00bba39a"/>
    </style:style>
    <style:style style:name="P52" style:family="paragraph" style:parent-style-name="Title">
      <style:text-properties officeooo:rsid="004d6a2b" officeooo:paragraph-rsid="004d6a2b"/>
    </style:style>
    <style:style style:name="P53" style:family="paragraph" style:parent-style-name="Text_20_body">
      <style:text-properties officeooo:rsid="0011c81d" officeooo:paragraph-rsid="00597b75"/>
    </style:style>
    <style:style style:name="P54" style:family="paragraph" style:parent-style-name="Text_20_body">
      <style:text-properties officeooo:rsid="0011c81d" officeooo:paragraph-rsid="005fd55c"/>
    </style:style>
    <style:style style:name="P55" style:family="paragraph" style:parent-style-name="Text_20_body">
      <style:text-properties officeooo:rsid="0011c81d" officeooo:paragraph-rsid="007832da"/>
    </style:style>
    <style:style style:name="P56" style:family="paragraph" style:parent-style-name="Text_20_body">
      <style:text-properties officeooo:rsid="0011c81d" officeooo:paragraph-rsid="00ab5d68"/>
    </style:style>
    <style:style style:name="P57" style:family="paragraph" style:parent-style-name="Text_20_body">
      <style:text-properties officeooo:paragraph-rsid="01152352"/>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9252in" style:type="right" style:leader-style="dotted" style:leader-text="."/>
        </style:tab-stops>
      </style:paragraph-properties>
    </style:style>
    <style:style style:name="P60" style:family="paragraph" style:parent-style-name="Bibliography_20_1">
      <style:paragraph-properties>
        <style:tab-stops/>
      </style:paragraph-properties>
    </style:style>
    <style:style style:name="P61" style:family="paragraph" style:parent-style-name="Standard">
      <style:text-properties officeooo:rsid="003347af" officeooo:paragraph-rsid="003347af"/>
    </style:style>
    <style:style style:name="P62" style:family="paragraph" style:parent-style-name="Standard">
      <style:text-properties officeooo:rsid="0011c81d" officeooo:paragraph-rsid="003162f9"/>
    </style:style>
    <style:style style:name="P63" style:family="paragraph" style:parent-style-name="Standard">
      <style:text-properties officeooo:rsid="0011c81d" officeooo:paragraph-rsid="0011c81d"/>
    </style:style>
    <style:style style:name="P64" style:family="paragraph" style:parent-style-name="Text_20_body">
      <style:text-properties officeooo:paragraph-rsid="00e89e40"/>
    </style:style>
    <style:style style:name="P65" style:family="paragraph" style:parent-style-name="Heading_20_1">
      <style:text-properties officeooo:rsid="00501957" officeooo:paragraph-rsid="00501957"/>
    </style:style>
    <style:style style:name="P66" style:family="paragraph" style:parent-style-name="Heading_20_1">
      <style:text-properties officeooo:rsid="006f500c" officeooo:paragraph-rsid="006f500c"/>
    </style:style>
    <style:style style:name="P67" style:family="paragraph" style:parent-style-name="Heading_20_1">
      <style:text-properties officeooo:rsid="006f500c" officeooo:paragraph-rsid="009cf94d"/>
    </style:style>
    <style:style style:name="P68" style:family="paragraph" style:parent-style-name="Heading_20_1">
      <style:text-properties officeooo:rsid="006f500c" officeooo:paragraph-rsid="00eab03c"/>
    </style:style>
    <style:style style:name="P69" style:family="paragraph" style:parent-style-name="Heading_20_2">
      <style:text-properties officeooo:rsid="0051c5ed" officeooo:paragraph-rsid="0051c5ed"/>
    </style:style>
    <style:style style:name="P70" style:family="paragraph" style:parent-style-name="Heading_20_2">
      <style:text-properties officeooo:rsid="0051c5ed" officeooo:paragraph-rsid="009ec108"/>
    </style:style>
    <style:style style:name="P71" style:family="paragraph" style:parent-style-name="Heading_20_2">
      <style:text-properties officeooo:rsid="0051c5ed" officeooo:paragraph-rsid="00ea8033"/>
    </style:style>
    <style:style style:name="P72" style:family="paragraph" style:parent-style-name="Heading_20_2">
      <style:text-properties officeooo:rsid="0113d380" officeooo:paragraph-rsid="0113d380"/>
    </style:style>
    <style:style style:name="P73" style:family="paragraph" style:parent-style-name="Heading_20_2">
      <style:text-properties officeooo:rsid="0113d380" officeooo:paragraph-rsid="01150cb7"/>
    </style:style>
    <style:style style:name="P74" style:family="paragraph" style:parent-style-name="Heading_20_2">
      <style:text-properties officeooo:rsid="0113d380" officeooo:paragraph-rsid="01152352"/>
    </style:style>
    <style:style style:name="P75" style:family="paragraph" style:parent-style-name="Heading_20_2">
      <style:text-properties officeooo:rsid="0067cc20" officeooo:paragraph-rsid="0067cc20"/>
    </style:style>
    <style:style style:name="P76" style:family="paragraph" style:parent-style-name="Heading_20_2">
      <style:text-properties officeooo:rsid="0067cc20" officeooo:paragraph-rsid="008c01b2"/>
    </style:style>
    <style:style style:name="P77" style:family="paragraph" style:parent-style-name="Heading_20_2">
      <style:text-properties officeooo:rsid="0067cc20" officeooo:paragraph-rsid="00c9786c"/>
    </style:style>
    <style:style style:name="P78" style:family="paragraph" style:parent-style-name="Heading_20_2">
      <style:text-properties officeooo:rsid="007030b2" officeooo:paragraph-rsid="007030b2"/>
    </style:style>
    <style:style style:name="P79" style:family="paragraph" style:parent-style-name="Heading_20_2">
      <style:text-properties officeooo:paragraph-rsid="0113d380"/>
    </style:style>
    <style:style style:name="P80" style:family="paragraph" style:parent-style-name="Heading_20_2">
      <style:text-properties officeooo:paragraph-rsid="00e89e40"/>
    </style:style>
    <style:style style:name="P81" style:family="paragraph">
      <style:text-properties fo:font-size="12pt" fo:font-weight="normal" style:font-weight-asian="normal" style:font-weight-complex="normal"/>
    </style:style>
    <style:style style:name="P82" style:family="paragraph">
      <style:paragraph-properties fo:text-align="center"/>
    </style:style>
    <style:style style:name="P83" style:family="paragraph">
      <loext:graphic-properties draw:fill-color="#ffffff"/>
      <style:paragraph-properties fo:text-align="center"/>
    </style:style>
    <style:style style:name="T1" style:family="text">
      <style:text-properties officeooo:rsid="0025769b"/>
    </style:style>
    <style:style style:name="T2" style:family="text">
      <style:text-properties officeooo:rsid="00274ffb"/>
    </style:style>
    <style:style style:name="T3" style:family="text">
      <style:text-properties officeooo:rsid="003162f9"/>
    </style:style>
    <style:style style:name="T4" style:family="text">
      <style:text-properties officeooo:rsid="00352f9e"/>
    </style:style>
    <style:style style:name="T5" style:family="text">
      <style:text-properties officeooo:rsid="003e5914"/>
    </style:style>
    <style:style style:name="T6" style:family="text">
      <style:text-properties officeooo:rsid="00668df6"/>
    </style:style>
    <style:style style:name="T7" style:family="text">
      <style:text-properties officeooo:rsid="0066cc80"/>
    </style:style>
    <style:style style:name="T8" style:family="text">
      <style:text-properties officeooo:rsid="006a133e"/>
    </style:style>
    <style:style style:name="T9" style:family="text">
      <style:text-properties officeooo:rsid="006cded8"/>
    </style:style>
    <style:style style:name="T10" style:family="text">
      <style:text-properties officeooo:rsid="006fefd7"/>
    </style:style>
    <style:style style:name="T11" style:family="text">
      <style:text-properties officeooo:rsid="00731dd0"/>
    </style:style>
    <style:style style:name="T12" style:family="text">
      <style:text-properties officeooo:rsid="008e4bbd"/>
    </style:style>
    <style:style style:name="T13" style:family="text">
      <style:text-properties officeooo:rsid="008f275a"/>
    </style:style>
    <style:style style:name="T14" style:family="text">
      <style:text-properties officeooo:rsid="009cf94d"/>
    </style:style>
    <style:style style:name="T15" style:family="text">
      <style:text-properties officeooo:rsid="00a2ed02"/>
    </style:style>
    <style:style style:name="T16" style:family="text">
      <style:text-properties officeooo:rsid="00a4c322"/>
    </style:style>
    <style:style style:name="T17" style:family="text">
      <style:text-properties officeooo:rsid="00a63524"/>
    </style:style>
    <style:style style:name="T18" style:family="text">
      <style:text-properties officeooo:rsid="00a706bb"/>
    </style:style>
    <style:style style:name="T19" style:family="text">
      <style:text-properties officeooo:rsid="00a8b4fb"/>
    </style:style>
    <style:style style:name="T20" style:family="text">
      <style:text-properties officeooo:rsid="00ae8a15"/>
    </style:style>
    <style:style style:name="T21" style:family="text">
      <style:text-properties fo:font-style="italic" fo:font-weight="bold" officeooo:rsid="006cded8" style:font-style-asian="italic" style:font-weight-asian="bold" style:font-style-complex="italic" style:font-weight-complex="bold"/>
    </style:style>
    <style:style style:name="T22" style:family="text">
      <style:text-properties fo:font-style="italic" fo:font-weight="bold" officeooo:rsid="008f275a" style:font-style-asian="italic" style:font-weight-asian="bold" style:font-style-complex="italic" style:font-weight-complex="bold"/>
    </style:style>
    <style:style style:name="T23" style:family="text">
      <style:text-properties officeooo:rsid="00d6febe"/>
    </style:style>
    <style:style style:name="T24" style:family="text">
      <style:text-properties officeooo:rsid="00d9b9a5"/>
    </style:style>
    <style:style style:name="T25" style:family="text">
      <style:text-properties officeooo:rsid="00ddc8db"/>
    </style:style>
    <style:style style:name="T26" style:family="text">
      <style:text-properties officeooo:rsid="00ddf7f4"/>
    </style:style>
    <style:style style:name="T27" style:family="text">
      <style:text-properties officeooo:rsid="00dec1e9"/>
    </style:style>
    <style:style style:name="T28" style:family="text">
      <style:text-properties officeooo:rsid="00ec82d9"/>
    </style:style>
    <style:style style:name="T29" style:family="text">
      <style:text-properties officeooo:rsid="00eddf7b"/>
    </style:style>
    <style:style style:name="T30" style:family="text">
      <style:text-properties officeooo:rsid="00ef685e"/>
    </style:style>
    <style:style style:name="T31" style:family="text">
      <style:text-properties officeooo:rsid="00f29df0"/>
    </style:style>
    <style:style style:name="T32" style:family="text">
      <style:text-properties officeooo:rsid="00f3d7dd"/>
    </style:style>
    <style:style style:name="T33" style:family="text">
      <style:text-properties officeooo:rsid="00f7612a"/>
    </style:style>
    <style:style style:name="T34" style:family="text">
      <style:text-properties officeooo:rsid="00f88498"/>
    </style:style>
    <style:style style:name="T35" style:family="text">
      <style:text-properties officeooo:rsid="0113d380"/>
    </style:style>
    <style:style style:name="T36" style:family="text">
      <style:text-properties officeooo:rsid="01395bd4"/>
    </style:style>
    <style:style style:name="T37" style:family="text">
      <style:text-properties officeooo:rsid="013bd9e6"/>
    </style:style>
    <style:style style:name="T38" style:family="text">
      <style:text-properties style:font-name="Liberation Serif" fo:font-size="12pt" fo:font-style="normal" fo:font-weight="normal" style:font-size-asian="12pt" style:font-style-asian="normal" style:font-weight-asian="normal"/>
    </style:style>
    <style:style style:name="T39" style:family="text">
      <style:text-properties fo:color="#000000" style:text-outline="true" style:font-name="Liberation Serif" fo:font-size="12pt" fo:font-style="normal" fo:font-weight="normal" style:font-size-asian="12pt" style:font-style-asian="normal" style:font-weight-asian="normal" style:font-weight-complex="normal"/>
    </style:style>
    <style:style style:name="T40" style:family="text">
      <style:text-properties style:text-outline="true" style:font-name="Liberation Serif" fo:font-size="12pt" fo:font-style="normal" fo:font-weight="normal" style:font-size-asian="12pt" style:font-style-asian="normal" style:font-weight-asian="normal"/>
    </style:style>
    <style:style style:name="T41" style:family="text">
      <style:text-properties style:text-outline="true" fo:font-weight="normal" style:font-weight-asian="normal" style:font-weight-complex="normal"/>
    </style:style>
    <style:style style:name="T42" style:family="text">
      <style:text-properties style:text-outline="false"/>
    </style:style>
    <style:style style:name="T43" style:family="text">
      <style:text-properties officeooo:rsid="0190d3e9"/>
    </style:style>
    <style:style style:name="T44" style:family="text">
      <style:text-properties officeooo:rsid="0191e67b"/>
    </style:style>
    <style:style style:name="T45" style:family="text">
      <style:text-properties officeooo:rsid="01e0db5b"/>
    </style:style>
    <style:style style:name="T46" style:family="text">
      <style:text-properties officeooo:rsid="01f2a4df"/>
    </style:style>
    <style:style style:name="T47" style:family="text">
      <style:text-properties officeooo:rsid="01f3bc2e"/>
    </style:style>
    <style:style style:name="T48" style:family="text">
      <style:text-properties fo:font-variant="normal" fo:text-transform="none" fo:color="#000000" style:font-name="Ubuntubeta" fo:font-size="9.75pt" fo:letter-spacing="normal" fo:font-style="normal" fo:font-weight="normal"/>
    </style:style>
    <style:style style:name="T49" style:family="text">
      <style:text-properties officeooo:rsid="020b60fc"/>
    </style:style>
    <style:style style:name="T50" style:family="text">
      <style:text-properties officeooo:rsid="020f1691"/>
    </style:style>
    <style:style style:name="T51" style:family="text">
      <style:text-properties officeooo:rsid="0220ae05"/>
    </style:style>
    <style:style style:name="T52" style:family="text">
      <style:text-properties officeooo:rsid="0067cc20"/>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weight="bold" style:font-weight-asian="bold" style:font-weight-complex="bold"/>
    </style:style>
    <style:style style:name="T56" style:family="text">
      <style:text-properties fo:font-size="12pt" fo:font-weight="bold" style:font-weight-asian="bold" style:font-weight-complex="bold"/>
    </style:style>
    <style:style style:name="T57" style:family="text">
      <style:text-properties fo:font-size="12pt"/>
    </style:style>
    <style:style style:name="T58" style:family="text">
      <style:text-properties fo:font-size="12pt" fo:font-weight="normal" style:font-weight-asian="normal" style:font-weight-complex="normal"/>
    </style:style>
    <style:style style:name="T59" style:family="text">
      <style:text-properties style:text-outline="true" fo:font-size="12pt"/>
    </style:style>
    <style:style style:name="T60" style:family="text">
      <style:text-properties fo:color="#000000" style:text-outline="true"/>
    </style:style>
    <style:style style:name="T61" style:family="text">
      <style:text-properties style:text-outline="true"/>
    </style:style>
    <style:style style:name="T62"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style:style style:name="gr1" style:family="graphic">
      <style:graphic-properties draw:textarea-horizontal-align="justify" draw:textarea-vertical-align="middle" draw:auto-grow-height="false" fo:min-height="0.9839in" fo:min-width="3.6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945in" fo:min-width="1.2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78in" fo:min-width="3.6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945in" fo:min-width="0.6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78in" fo:min-width="1.5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678in" fo:min-width="2.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1563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1362in" fo:min-width="2.7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925in" fo:min-width="1.6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3917in" fo:min-width="1.6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1.9862in" fo:min-width="1.8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2.5925in" fo:min-width="2.3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7.0547in" fo:min-width="4.9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6.1583in" fo:min-width="2.5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justify" draw:textarea-vertical-align="middle" draw:auto-grow-height="false" fo:min-height="0.9291in" fo:min-width="1.6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0.8854in" fo:min-width="1.5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3346in" fo:min-width="2.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1.411in" fo:min-width="2.0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0626in" fo:min-width="0.6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0681in" fo:min-width="0.64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51">Bamshad</text:span>'s Network Programming <text:span text:style-name="T51">Steps</text:span></text:p>
      <text:p text:style-name="P46">Abstract: </text:p>
      <text:p text:style-name="P44">When I was a telecommunication student one of our assignments was about socket programming in Linux. Hopefully, there were a lot of sources to learn it. However, during this period of time I have faced with some questions. <text:s text:c="2"/></text:p>
      <text:p text:style-name="P43"/>
      <text:p text:style-name="P45">For example, in a case where the server should handle multiple clients I found a source that they used select function in both server and client sides. I could understand that we need to use select() function in the server side (because it should deal with multiple clients) but, why we have the select() in the client’s code as well? The client is going to communicate only with one server! </text:p>
      <text:p text:style-name="P45"><text:s/></text:p>
      <text:p text:style-name="P42"><text:span text:style-name="T50">To find the answers of my questions, I made some small steps for each of them. In each step we only face with a small question and therefore it is easy understand it.</text:span> <text:s text:c="2"/></text:p>
      <text:p text:style-name="P1"/>
      <text:p text:style-name="P1"/>
      <text:p text:style-name="P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Bibliography_20_Heading"/>
          </text:index-source-styles>
        </text:table-of-content-source>
        <text:index-body>
          <text:index-title text:style-name="Sect1" text:name="Table of Contents1_Head">
            <text:p text:style-name="Contents_20_Heading">Table of Contents</text:p>
          </text:index-title>
          <text:p text:style-name="P58"><text:a xlink:type="simple" xlink:href="#__RefHeading___Toc707_231013725" text:style-name="Index_20_Link" text:visited-style-name="Index_20_Link">Step 1: Connect<text:tab/>2</text:a></text:p>
          <text:p text:style-name="P59"><text:a xlink:type="simple" xlink:href="#__RefHeading___Toc709_231013725" text:style-name="Index_20_Link" text:visited-style-name="Index_20_Link">Description<text:tab/>2</text:a></text:p>
          <text:p text:style-name="P59"><text:a xlink:type="simple" xlink:href="#__RefHeading___Toc711_231013725" text:style-name="Index_20_Link" text:visited-style-name="Index_20_Link">Code structure<text:tab/>2</text:a></text:p>
          <text:p text:style-name="P59"><text:a xlink:type="simple" xlink:href="#__RefHeading___Toc713_231013725" text:style-name="Index_20_Link" text:visited-style-name="Index_20_Link">Questions And Answers<text:tab/>2</text:a></text:p>
          <text:p text:style-name="P58"><text:a xlink:type="simple" xlink:href="#__RefHeading___Toc715_231013725" text:style-name="Index_20_Link" text:visited-style-name="Index_20_Link">Step 2: Send And Receive<text:tab/>2</text:a></text:p>
          <text:p text:style-name="P59"><text:a xlink:type="simple" xlink:href="#__RefHeading___Toc717_231013725" text:style-name="Index_20_Link" text:visited-style-name="Index_20_Link">Description<text:tab/>2</text:a></text:p>
          <text:p text:style-name="P59"><text:a xlink:type="simple" xlink:href="#__RefHeading___Toc719_231013725" text:style-name="Index_20_Link" text:visited-style-name="Index_20_Link">Code structure<text:tab/>2</text:a></text:p>
          <text:p text:style-name="P59"><text:a xlink:type="simple" xlink:href="#__RefHeading___Toc721_231013725" text:style-name="Index_20_Link" text:visited-style-name="Index_20_Link">Questions And Answers<text:tab/>3</text:a></text:p>
          <text:p text:style-name="P58"><text:a xlink:type="simple" xlink:href="#__RefHeading___Toc723_231013725" text:style-name="Index_20_Link" text:visited-style-name="Index_20_Link">Step 3: Echo (while)<text:tab/>3</text:a></text:p>
          <text:p text:style-name="P59"><text:a xlink:type="simple" xlink:href="#__RefHeading___Toc725_231013725" text:style-name="Index_20_Link" text:visited-style-name="Index_20_Link">Description<text:tab/>3</text:a></text:p>
          <text:p text:style-name="P59"><text:a xlink:type="simple" xlink:href="#__RefHeading___Toc727_231013725" text:style-name="Index_20_Link" text:visited-style-name="Index_20_Link">Code structure<text:tab/>4</text:a></text:p>
          <text:p text:style-name="P59"><text:a xlink:type="simple" xlink:href="#__RefHeading___Toc729_231013725" text:style-name="Index_20_Link" text:visited-style-name="Index_20_Link">Questions And Answers<text:tab/>4</text:a></text:p>
          <text:p text:style-name="P58"><text:a xlink:type="simple" xlink:href="#__RefHeading___Toc731_231013725" text:style-name="Index_20_Link" text:visited-style-name="Index_20_Link">Step 4: select<text:tab/>5</text:a></text:p>
          <text:p text:style-name="P59"><text:a xlink:type="simple" xlink:href="#__RefHeading___Toc733_231013725" text:style-name="Index_20_Link" text:visited-style-name="Index_20_Link">Description<text:tab/>5</text:a></text:p>
          <text:p text:style-name="P59"><text:a xlink:type="simple" xlink:href="#__RefHeading___Toc735_231013725" text:style-name="Index_20_Link" text:visited-style-name="Index_20_Link">Code structure<text:tab/>5</text:a></text:p>
          <text:p text:style-name="P59"><text:a xlink:type="simple" xlink:href="#__RefHeading___Toc737_231013725" text:style-name="Index_20_Link" text:visited-style-name="Index_20_Link">Questions And Answers<text:tab/>6</text:a></text:p>
          <text:p text:style-name="P58"><text:a xlink:type="simple" xlink:href="#__RefHeading___Toc1639_789642309" text:style-name="Index_20_Link" text:visited-style-name="Index_20_Link">Bibliography<text:tab/>8</text:a></text:p>
        </text:index-body>
      </text:table-of-content>
      <text:p text:style-name="P1"/>
      <text:p text:style-name="P1"/>
      <text:p text:style-name="P1"/>
      <text:p text:style-name="P1"/>
      <text:p text:style-name="P1"/>
      <text:p text:style-name="P1"/>
      <text:p text:style-name="P1"/>
      <text:h text:style-name="P65" text:outline-level="1"><text:bookmark-start text:name="__RefHeading___Toc707_231013725"/><text:soft-page-break/>Step 1: Connect<text:bookmark-end text:name="__RefHeading___Toc707_231013725"/></text:h>
      <text:h text:style-name="P69" text:outline-level="2"><text:bookmark-start text:name="__RefHeading___Toc709_231013725"/>Description<text:bookmark-end text:name="__RefHeading___Toc709_231013725"/></text:h>
      <text:p text:style-name="P14">It is the most basic step in socket programming. <text:s/>A server wait for a client and as soon as it got a connection, it accept<text:span text:style-name="T6">s</text:span> it and then both side<text:span text:style-name="T7">s</text:span> close the sockets.</text:p>
      <text:h text:style-name="P72" text:outline-level="2"><text:bookmark-start text:name="__RefHeading___Toc711_231013725"/>Code structure<text:bookmark-end text:name="__RefHeading___Toc711_231013725"/></text:h>
      <text:p text:style-name="P53"><draw:custom-shape text:anchor-type="paragraph" draw:z-index="12" draw:name="Shape6" draw:style-name="gr10" svg:width="1.7606in" svg:height="1.5421in" svg:x="1.4626in" svg:y="0.0681in"><text:p><text:span text:style-name="T56">Server:</text:span></text:p><text:p><text:span text:style-name="T56"/></text:p><text:p><text:span text:style-name="T57">socket();</text:span></text:p><text:p><text:span text:style-name="T57">bind();</text:span></text:p><text:p><text:span text:style-name="T57">listen();</text:span></text:p><text:p><text:span text:style-name="T57">accept();</text:span></text:p><text:p><text:span text:style-name="T57">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6" draw:style-name="gr10" draw:text-style-name="P81" svg:width="1.7606in" svg:height="1.5421in" svg:x="3.7228in" svg:y="0.0264in"><text:p><text:span text:style-name="T56">Client:</text:span></text:p><text:p><text:span text:style-name="T56"/></text:p><text:p><text:span text:style-name="T58">socket();</text:span></text:p><text:p><text:span text:style-name="T58">connect();</text:span></text:p><text:p><text:span text:style-name="T58">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3"/>
      <text:p text:style-name="P53"/>
      <text:p text:style-name="P47"/>
      <text:p text:style-name="P54"/>
      <text:h text:style-name="P75" text:outline-level="2"><text:bookmark-start text:name="__RefHeading___Toc713_231013725"/>Questions And Answers<text:bookmark-end text:name="__RefHeading___Toc713_231013725"/></text:h>
      <text:p text:style-name="P15">Q<text:span text:style-name="T8">uestion: How in the server side, the code wait for a client in the accept() line?</text:span></text:p>
      <text:p text:style-name="P15"/>
      <text:p text:style-name="P16">Answer: <text:span text:style-name="T9">Accept() is a </text:span><text:span text:style-name="T21">blocking</text:span><text:span text:style-name="T9"> function and therefore, it wait as long as a client arrives. It is just like fgets() that wait for the user input.</text:span></text:p>
      <text:h text:style-name="P66" text:outline-level="1"><text:bookmark-start text:name="__RefHeading___Toc715_231013725"/>Step 2: Send And <text:span text:style-name="T10">Receive</text:span><text:bookmark-end text:name="__RefHeading___Toc715_231013725"/></text:h>
      <text:h text:style-name="P78" text:outline-level="2"><text:bookmark-start text:name="__RefHeading___Toc717_231013725"/>Description<text:bookmark-end text:name="__RefHeading___Toc717_231013725"/></text:h>
      <text:p text:style-name="P17">After making connection between server and client, now we want to transfer data. <text:span text:style-name="T11">So, in the server side <text:s/>between accept() and close() and in the client side between connect() and close() we are going to use send() and recv().</text:span></text:p>
      <text:h text:style-name="P79" text:outline-level="2"><text:bookmark-start text:name="__RefHeading___Toc719_231013725"/><text:span text:style-name="T35">Code structure</text:span> <text:bookmark-end text:name="__RefHeading___Toc719_231013725"/></text:h>
      <text:p text:style-name="P48"><draw:custom-shape text:anchor-type="paragraph" draw:z-index="14" draw:name="Shape7" draw:style-name="gr11" svg:width="2.0732in" svg:height="2.1878in" svg:x="0.9209in" svg:y="0.0102in"><text:p><text:span text:style-name="T56">Server:</text:span></text:p><text:p><text:span text:style-name="T56"/></text:p><text:p><text:span text:style-name="T57">Socket();</text:span></text:p><text:p><text:span text:style-name="T59">Setsockopt();</text:span></text:p><text:p><text:span text:style-name="T57">bind();</text:span></text:p><text:p><text:span text:style-name="T57">listen();</text:span></text:p><text:p><text:span text:style-name="T57">accept();</text:span></text:p><text:p><text:span text:style-name="T57">recv();</text:span></text:p><text:p><text:span text:style-name="T57">send();</text:span></text:p><text:p><text:span text:style-name="T57">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Shape7" draw:style-name="gr11" draw:text-style-name="P81" svg:width="2.0732in" svg:height="2.1878in" svg:x="3.7646in" svg:y="-0.0008in"><text:p><text:span text:style-name="T56">Client:</text:span></text:p><text:p><text:span text:style-name="T56"/></text:p><text:p><text:span text:style-name="T58">socket();</text:span></text:p><text:p><text:span text:style-name="T58">connect();</text:span></text:p><text:p><text:span text:style-name="T58">send();</text:span></text:p><text:p><text:span text:style-name="T58">recv();</text:span></text:p><text:p><text:span text:style-name="T58">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5"/>
      <text:p text:style-name="P55"/>
      <text:p text:style-name="P2"/>
      <text:p text:style-name="P49"/>
      <text:p text:style-name="P2"/>
      <text:p text:style-name="P2"/>
      <text:p text:style-name="P2"/>
      <text:h text:style-name="P76" text:outline-level="2"><text:bookmark-start text:name="__RefHeading___Toc721_231013725"/><text:soft-page-break/>Questions And Answers<text:bookmark-end text:name="__RefHeading___Toc721_231013725"/></text:h>
      <text:p text:style-name="P18">Question <text:span text:style-name="T46">1.</text:span> <text:span text:style-name="T12">Does it matter if we change the order of send and receive?</text:span></text:p>
      <text:p text:style-name="P18"/>
      <text:p text:style-name="P19">Answer: <text:span text:style-name="T13">recv() is a </text:span><text:span text:style-name="T22">blocking</text:span><text:span text:style-name="T13"> function. Therefore, it is not possible to first place recv() in both sides.</text:span></text:p>
      <text:p text:style-name="P19"><draw:custom-shape text:anchor-type="paragraph" draw:z-index="11" draw:name="Shape5" draw:style-name="gr9" svg:width="1.7398in" svg:height="0.6567in" svg:x="2.5043in" svg:y="0.1374in"><text:p>recv() <text:span text:style-name="T53">blocks</text:span> the co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draw:custom-shape text:anchor-type="paragraph" draw:z-index="8" draw:name="Shape3" draw:style-name="gr7" svg:width="1.4795in" svg:height="1.2815in" svg:x="0.202in" svg:y="0.0654in"><text:p><text:span text:style-name="T55">Server:</text:span></text:p><text:p/><text:p>recv()</text:p><text:p>send()</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3" draw:style-name="gr7" svg:width="1.4795in" svg:height="1.2815in" svg:x="5.0665in" svg:y="0.011in"><text:p><text:span text:style-name="T55">Client:</text:span></text:p><text:p/><text:p>recv()</text:p><text:p>send()</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
      <text:p text:style-name="P20"/>
      <text:p text:style-name="P20"><draw:custom-shape text:anchor-type="paragraph" draw:z-index="10" draw:name="Shape4" draw:style-name="gr8" svg:width="3.3858in" svg:height="0.2713in" svg:x="1.6811in" svg:y="0.01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
      <text:p text:style-name="P2"/>
      <text:p text:style-name="P2"/>
      <text:p text:style-name="P2"/>
      <text:p text:style-name="P38">Question 2. <text:span text:style-name="T47">What is the role of setsockopt()?</text:span></text:p>
      <text:p text:style-name="P38"/>
      <text:p text:style-name="P41">Answer: “<text:span text:style-name="T49">s</text:span>ometimes, you might notice, you try to rerun a server and bind() fails, claiming Address already in use. </text:p>
      <text:p text:style-name="P39">What does that mean? <text:s/></text:p>
      <text:p text:style-name="P39"/>
      <text:p text:style-name="P39">Well, a little bit of a socket that was connected is still hanging around in the kernel, and it's hogging the port. You can either wait for it to clear (a minute or so), or add code to your program allowing it to reuse the port, like this:"</text:p>
      <text:p text:style-name="P38"/>
      <text:p text:style-name="P38">int yes=1; </text:p>
      <text:p text:style-name="P38"/>
      <text:p text:style-name="P38">//lose the pesky "Address already in use" error message </text:p>
      <text:p text:style-name="P38"/>
      <text:p text:style-name="P38">if (setsockopt(listener,SOL_SOCKET,SO_REUSEADDR,&amp;yes,sizeof(int)) == -1) { </text:p>
      <text:p text:style-name="P38"><text:tab/>perror("setsockopt"); </text:p>
      <text:p text:style-name="P38"><text:tab/>exit(1); </text:p>
      <text:p text:style-name="P40">}</text:p>
      <text:p text:style-name="P40"/>
      <text:p text:style-name="P40"><text:span text:style-name="T48">So the sequence should be </text:span><text:line-break/><text:span text:style-name="T48">socket()</text:span><text:line-break/><text:span text:style-name="T48">setsockopt()</text:span><text:line-break/><text:span text:style-name="T48">bind()</text:span></text:p>
      <text:p text:style-name="P40"/>
      <text:p text:style-name="P40">” <text:bibliography-mark text:identifier="1" text:bibliography-type="www" text:title="UBUNTU forums" text:year="2006" text:url="https://ubuntuforums.org/showthread.php?t=704600">[1]</text:bibliography-mark></text:p>
      <text:p text:style-name="P38"/>
      <text:h text:style-name="P67" text:outline-level="1"><text:bookmark-start text:name="__RefHeading___Toc723_231013725"/>Step <text:span text:style-name="T20">3</text:span>: <text:span text:style-name="T14">Echo (while)</text:span><text:bookmark-end text:name="__RefHeading___Toc723_231013725"/></text:h>
      <text:h text:style-name="P70" text:outline-level="2"><text:bookmark-start text:name="__RefHeading___Toc725_231013725"/>Description<text:bookmark-end text:name="__RefHeading___Toc725_231013725"/></text:h>
      <text:p text:style-name="P21">So far we could establish <text:span text:style-name="T15">a</text:span> connection and transfer data <text:span text:style-name="T16">between a server and a client</text:span>. <text:span text:style-name="T18">However, in the previous steps everything happened just one time.</text:span> <text:span text:style-name="T17">This step is proposed to learn about continues connection and data transfer. To make it clear, take s look on the following criteria:</text:span></text:p>
      <text:p text:style-name="P24"><text:soft-page-break/><text:s/></text:p>
      <text:p text:style-name="P22">1. <text:span text:style-name="T19">Se</text:span>rver wait for a client.</text:p>
      <text:p text:style-name="P23">2. <text:span text:style-name="T19">W</text:span>hen <text:span text:style-name="T17">a</text:span> client arrived, <text:span text:style-name="T17">they connect and send and receive data. The chat continues as long as client is connected. If client disconnect, the server should keep continue and look for another client. So, the server is always running till it is stopped by the user (press control + C).</text:span></text:p>
      <text:p text:style-name="P25">3. Server just echo whatever it receive from the client.</text:p>
      <text:h text:style-name="P73" text:outline-level="2"><text:bookmark-start text:name="__RefHeading___Toc727_231013725"/>Code structure<text:bookmark-end text:name="__RefHeading___Toc727_231013725"/></text:h>
      <text:p text:style-name="P50"><draw:custom-shape text:anchor-type="paragraph" draw:z-index="17" draw:name="Shape8" draw:style-name="gr12" draw:text-style-name="P81" svg:width="2.5835in" svg:height="2.8441in" svg:x="3.9417in" svg:y="0.1264in"><text:p><text:span text:style-name="T56">Client:</text:span></text:p><text:p><text:span text:style-name="T56"/></text:p><text:p><text:span text:style-name="T58">socket()</text:span></text:p><text:p><text:span text:style-name="T58">connect()</text:span></text:p><text:p><text:span text:style-name="T58">while (1) {</text:span></text:p><text:p><text:span text:style-name="T58"><text:tab/></text:span><text:span text:style-name="T58">fgets ()</text:span></text:p><text:p><text:span text:style-name="T58"><text:tab/></text:span><text:span text:style-name="T58">send()</text:span></text:p><text:p><text:span text:style-name="T58"><text:tab/></text:span><text:span text:style-name="T58">recv()</text:span></text:p><text:p><text:span text:style-name="T58">}</text:span></text:p><text:p><text:span text:style-name="T58">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8" draw:style-name="gr12" svg:width="2.5835in" svg:height="2.8441in" svg:x="0.7228in" svg:y="0.1453in"><text:p><text:span text:style-name="T56">Server:</text:span></text:p><text:p><text:span text:style-name="T56"/></text:p><text:p><text:span text:style-name="T57">socket()</text:span></text:p><text:p><text:span text:style-name="T57">bind()</text:span></text:p><text:p><text:span text:style-name="T57">listen()</text:span></text:p><text:p><text:span text:style-name="T57">while (1) {</text:span></text:p><text:p><text:span text:style-name="T57"><text:tab/></text:span><text:span text:style-name="T57">accept()</text:span></text:p><text:p><text:span text:style-name="T57"><text:tab/></text:span><text:span text:style-name="T57">while (1) {</text:span></text:p><text:p><text:span text:style-name="T57"><text:tab/></text:span><text:span text:style-name="T57"><text:tab/></text:span><text:span text:style-name="T57"><text:tab/></text:span><text:span text:style-name="T57">recv()</text:span></text:p><text:p><text:span text:style-name="T57"><text:tab/></text:span><text:span text:style-name="T57"><text:tab/></text:span><text:span text:style-name="T57"><text:tab/></text:span><text:span text:style-name="T57">send()</text:span></text:p><text:p><text:span text:style-name="T57"><text:tab/></text:span><text:span text:style-name="T57">}</text:span></text:p><text:p><text:span text:style-name="T57">}</text:span></text:p><text:p><text:span text:style-name="T57">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56"/>
      <text:p text:style-name="P56"/>
      <text:p text:style-name="P56"/>
      <text:p text:style-name="P56"/>
      <text:p text:style-name="P51"/>
      <text:p text:style-name="P2"/>
      <text:p text:style-name="P2"/>
      <text:p text:style-name="P2"/>
      <text:p text:style-name="P2"/>
      <text:p text:style-name="P2"/>
      <text:h text:style-name="P77" text:outline-level="2"><text:bookmark-start text:name="__RefHeading___Toc729_231013725"/>Questions And Answers<text:bookmark-end text:name="__RefHeading___Toc729_231013725"/></text:h>
      <text:p text:style-name="P26">Question <text:span text:style-name="T25">1</text:span>: <text:span text:style-name="T23">Why we need the first while(1) loop in the server code?</text:span></text:p>
      <text:p text:style-name="P26"/>
      <text:p text:style-name="P27">Answer: <text:span text:style-name="T24">As it mentioned in the description of this step, we want server to continue waiting for another client if the current client disconnects. Therefore, the accept() is placed in the while loop too always monitor for a client.</text:span></text:p>
      <text:p text:style-name="P27"/>
      <text:p text:style-name="P28">Question 2: <text:span text:style-name="T26">In the server side, why recv() and send() are not putted in the same loop where accept() is placed?</text:span></text:p>
      <text:p text:style-name="P28"/>
      <text:p text:style-name="P29">Answer: <text:span text:style-name="T27">Both accept() and recv() are blocking functions. <text:s/>So, if we put them in a same loop, the server must receive a new client to pass accept() and reach the recv(). Therefore, we made the second loop to continue the chat as long as the peer client is alive.</text:span></text:p>
      <text:p text:style-name="P29"/>
      <text:p text:style-name="P30">Question 3: Why do we need a while(1) loop in the client side?</text:p>
      <text:p text:style-name="P30"/>
      <text:p text:style-name="P30">Answer: Because, we want it to communicate with the server as long as we close the connection manually (that <text:span text:style-name="T36">should</text:span> be done by pressing control + C).</text:p>
      <text:h text:style-name="P68" text:outline-level="1"><text:bookmark-start text:name="__RefHeading___Toc731_231013725"/><text:soft-page-break/>Step <text:span text:style-name="T28">4</text:span>: <text:span text:style-name="T28">select</text:span><text:bookmark-end text:name="__RefHeading___Toc731_231013725"/></text:h>
      <text:h text:style-name="P71" text:outline-level="2"><text:bookmark-start text:name="__RefHeading___Toc733_231013725"/>Description<text:bookmark-end text:name="__RefHeading___Toc733_231013725"/></text:h>
      <text:p text:style-name="P31"><text:span text:style-name="T31">In the last step, our server is limited to one client. So, here</text:span> <text:span text:style-name="T32">t</text:span>he main goal is to ha<text:span text:style-name="T33">ndle</text:span> multiple clients. <text:span text:style-name="T34">Similar to the previous part, the server echo whatever it receive form a client but, it send it to all the connected peers. So, all the clients can see each other messages.</text:span> </text:p>
      <text:p text:style-name="P31"/>
      <text:p text:style-name="P31"><draw:custom-shape text:anchor-type="paragraph" draw:z-index="18" draw:name="Shape9" draw:style-name="gr13" svg:width="5.4898in" svg:height="7.5898in" svg:x="-0.7772in" svg:y="0.0193in"><text:p><text:span text:style-name="T55"/></text:p><text:p><text:span text:style-name="T55"/></text:p><text:p><text:span text:style-name="T55"/></text:p><text:p><text:span text:style-name="T55"/></text:p><text:p><text:span text:style-name="T55"/></text:p><text:p><text:span text:style-name="T55"/></text:p><text:p><text:span text:style-name="T55">Server:</text:span></text:p><text:p/><text:p>socket()</text:p><text:p>bind()</text:p><text:p>Listen()</text:p><text:p>FD_ZERO(&amp;readFds)</text:p><text:p>FD_SET(serverFd, &amp;readFds)</text:p><text:p>fdMax = serverFd</text:p><text:p>While (1) {</text:p><text:p><text:tab/>tempReadFds = readFds</text:p><text:p><text:tab/>select()</text:p><text:p/><text:p><text:tab/><text:span text:style-name="T60">if(FD_ISSET(serverFd, &amp;tempReadFds))</text:span><text:span text:style-name="T61"> </text:span><text:span text:style-name="T42">{</text:span></text:p><text:p><text:tab/><text:tab/>accept()</text:p><text:p><text:tab/><text:tab/>FD_SET(clientFd, &amp;readFds)</text:p><text:p><text:tab/><text:tab/>if (fdMax &lt; clientFd) {</text:p><text:p><text:tab/><text:tab/><text:tab/>fdMax = clientFd;</text:p><text:p><text:tab/><text:tab/>}</text:p><text:p><text:tab/>}</text:p><text:p/><text:p><text:tab/>for (int i=serverFd+1; i&lt;=fdMax; i++) {</text:p><text:p><text:tab/><text:tab/><text:span text:style-name="T61">if(FD_ISSET(i, &amp;tempReadFds)) </text:span><text:span text:style-name="T42">{</text:span></text:p><text:p><text:tab/><text:tab/><text:tab/>if (recv(i) &lt;= 0) {</text:p><text:p><text:tab/><text:tab/><text:tab/><text:tab/>close(i)</text:p><text:p><text:tab/><text:tab/><text:tab/><text:tab/>FD_CLR(i, &amp;readFds)</text:p><text:p><text:tab/><text:tab/><text:tab/>}</text:p><text:p><text:tab/><text:tab/><text:tab/>else {</text:p><text:p><text:tab/><text:tab/><text:tab/><text:tab/>for (int j=serverFd+1; j&lt;=fdMax; j++) {</text:p><text:p><text:tab/><text:tab/><text:tab/><text:tab/><text:tab/>if (FD_ISSET(j, &amp;readFds)) {</text:p><text:p><text:tab/><text:tab/><text:tab/><text:tab/><text:tab/><text:tab/>send(j)</text:p><text:p><text:tab/><text:tab/><text:tab/><text:tab/><text:tab/>}</text:p><text:p><text:tab/><text:tab/><text:tab/><text:tab/>}</text:p><text:p><text:tab/><text:tab/><text:tab/>}</text:p><text:p><text:tab/><text:tab/>}</text:p><text:p><text:tab/>}</text:p><text:p>}</text:p><text:p>close()</text:p><text:p/><text:p/><text:p/><text:p/><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Shape9" draw:style-name="gr14" svg:width="2.8634in" svg:height="6.4378in" svg:x="4.8484in" svg:y="0.0571in"><text:p><text:span text:style-name="T55"/></text:p><text:p><text:span text:style-name="T55"/></text:p><text:p><text:span text:style-name="T55"/></text:p><text:p><text:span text:style-name="T55"/></text:p><text:p><text:span text:style-name="T55"/></text:p><text:p><text:span text:style-name="T55"/></text:p><text:p><text:span text:style-name="T55"/></text:p><text:p><text:span text:style-name="T55">Client:</text:span></text:p><text:p><text:span text:style-name="T62"/></text:p><text:p><text:span text:style-name="T62">socket()</text:span></text:p><text:p><text:span text:style-name="T62">connect()</text:span></text:p><text:p>while (1) {</text:p><text:p><text:tab/>select()</text:p><text:p><text:tab/><text:span text:style-name="T61">if (FD_ISSET(0,&amp;fds))</text:span> {</text:p><text:p><text:tab/><text:tab/>fgets()</text:p><text:p><text:tab/><text:tab/>send()</text:p><text:p><text:tab/>}</text:p><text:p><text:tab/><text:span text:style-name="T61">if (FD_ISSET(clientFd,&amp;fds))</text:span> {</text:p><text:p><text:tab/><text:tab/>recv()</text:p><text:p><text:tab/>}</text:p><text:p>}</text:p><text:p>close()</text:p><text:p/><text:p/><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
      <text:p text:style-name="P31"/>
      <text:p text:style-name="P31"/>
      <text:p text:style-name="P31"/>
      <text:p text:style-name="P31"/>
      <text:p text:style-name="P31"><draw:custom-shape text:anchor-type="paragraph" draw:z-index="22" draw:name="Shape10" draw:style-name="gr15" draw:text-style-name="P83" svg:width="2.3961in" svg:height="1.313in" svg:x="5.3161in" svg:y="0.0299in"><text:p text:style-name="P82">If something happen in </text:p><text:p text:style-name="P82">the stdin’s fd (0) </text:p><text:p text:style-name="P82">=</text:p><text:p text:style-name="P82">An input message from use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custom-shape text:anchor-type="paragraph" draw:z-index="20" draw:name="Shape10" draw:style-name="gr15" draw:text-style-name="P83" svg:width="2.3961in" svg:height="1.313in" svg:x="2.3165in" svg:y="0.0807in"><text:p text:style-name="P82">If something happen in </text:p><text:p text:style-name="P82">the server’s fd </text:p><text:p text:style-name="P82">=</text:p><text:p text:style-name="P82">A new client arrive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p text:style-name="P31"/>
      <text:p text:style-name="P31"/>
      <text:p text:style-name="P31"/>
      <text:p text:style-name="P31"/>
      <text:p text:style-name="P31"/>
      <text:p text:style-name="P31"/>
      <text:p text:style-name="P31"><draw:custom-shape text:anchor-type="paragraph" draw:z-index="21" draw:name="Shape10" draw:style-name="gr16" draw:text-style-name="P83" svg:width="2.1776in" svg:height="1.2524in" svg:x="2.4209in" svg:y="0.1535in"><text:p text:style-name="P82">If something happens</text:p><text:p text:style-name="P82">in one of the client’s fd </text:p><text:p text:style-name="P82">=</text:p><text:p text:style-name="P82">A message from a </text:p><text:p text:style-name="P82">current clien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p text:style-name="P31"/>
      <text:p text:style-name="P31"/>
      <text:p text:style-name="P31"/>
      <text:p text:style-name="P31"/>
      <text:p text:style-name="P31"/>
      <text:p text:style-name="P31"/>
      <text:p text:style-name="P31"/>
      <text:p text:style-name="P31"/>
      <text:p text:style-name="P31"><draw:custom-shape text:anchor-type="paragraph" draw:z-index="23" draw:name="Shape10" draw:style-name="gr16" draw:text-style-name="P83" svg:width="2.1776in" svg:height="1.2524in" svg:x="5.3689in" svg:y="0.1744in"><text:p text:style-name="P82">If something happens</text:p><text:p text:style-name="P82">in the client’s fd </text:p><text:p text:style-name="P82">=</text:p><text:p text:style-name="P82">A message from serve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h text:style-name="P74" text:outline-level="2"><text:bookmark-start text:name="__RefHeading___Toc735_231013725"/>Code structure<text:bookmark-end text:name="__RefHeading___Toc735_231013725"/></text:h>
      <text:p text:style-name="P57"/>
      <text:p text:style-name="P57"/>
      <text:p text:style-name="P57"/>
      <text:h text:style-name="P80" text:outline-level="2"><text:bookmark-start text:name="__RefHeading___Toc737_231013725"/><text:span text:style-name="T52">Questions And Answers</text:span><text:bookmark-end text:name="__RefHeading___Toc737_231013725"/></text:h>
      <text:p text:style-name="P64"/>
      <text:p text:style-name="P64"/>
      <text:p text:style-name="P2"><text:soft-page-break/>Question <text:span text:style-name="T29">1</text:span>. Why in the <text:span text:style-name="T3">server</text:span> side, we need to use <text:span text:style-name="T37">the</text:span> select function?</text:p>
      <text:p text:style-name="P2"/>
      <text:p text:style-name="P9">Answer: </text:p>
      <text:p text:style-name="P9"/>
      <text:p text:style-name="P11">while(1) {</text:p>
      <text:p text:style-name="P3"/>
      <text:p text:style-name="P5"><text:tab/><text:span text:style-name="T4">accept</text:span>(); </text:p>
      <text:p text:style-name="P3"><draw:custom-shape text:anchor-type="paragraph" draw:z-index="0" draw:name="Shape1" draw:style-name="gr1" svg:width="3.7504in" svg:height="1.0898in" svg:x="2.8689in" svg:y="0.0445in"><text:p>A new client is arrived but, it can not go out of the</text:p><text:p>loop because recv() <text:span text:style-name="T53">blocks</text:span> 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text:tab/><text:span text:style-name="T5">while (1) {</text:span></text:p>
      <text:p text:style-name="P3"/>
      <text:p text:style-name="P7"><draw:custom-shape text:anchor-type="paragraph" draw:z-index="1" draw:name="Shape2" draw:style-name="gr2" svg:width="1.3858in" svg:height="0.1878in" svg:x="1.4311in" svg:y="0.004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recv();</text:p>
      <text:p text:style-name="P7"><text:tab/><text:tab/><text:span text:style-name="T5">send();</text:span></text:p>
      <text:p text:style-name="P7"/>
      <text:p text:style-name="P7"><text:tab/><text:span text:style-name="T5">}</text:span></text:p>
      <text:p text:style-name="P3"/>
      <text:p text:style-name="P11"><draw:custom-shape text:anchor-type="paragraph" draw:z-index="24" draw:name="Shape11" draw:style-name="gr17" draw:text-style-name="P82" svg:width="2.5315in" svg:height="1.4795in" svg:x="4.2646in" svg:y="0.1508in"><text:p text:style-name="P82">If something happen in </text:p><text:p text:style-name="P82">the server’s fd </text:p><text:p text:style-name="P82">=</text:p><text:p text:style-name="P82">A new client arriv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5"/></text:p>
      <text:p text:style-name="P10"/>
      <text:p text:style-name="P11"><text:s/><text:span text:style-name="T38">While (1) {</text:span></text:p>
      <text:p text:style-name="Standard"><text:s/><text:tab/><text:span text:style-name="T38">tempReadFds = readFds</text:span></text:p>
      <text:p text:style-name="Standard"><text:s/><text:tab/><text:span text:style-name="T38">select()</text:span></text:p>
      <text:p text:style-name="Standard"><text:s/></text:p>
      <text:p text:style-name="P37"><draw:custom-shape text:anchor-type="paragraph" draw:z-index="26" draw:name="Shape13" draw:style-name="gr19" svg:width="0.7815in" svg:height="0.1252in" svg:x="3.4311in" svg:y="0.009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text:tab/><text:span text:style-name="T39">if(FD_ISSET(serverFd, &amp;tempReadFds))</text:span><text:span text:style-name="T41"> </text:span><text:span text:style-name="T42">{</text:span></text:p>
      <text:p text:style-name="P37"><text:tab/><text:tab/><text:span text:style-name="T38">accept()</text:span></text:p>
      <text:p text:style-name="Standard"><text:s/><text:tab/><text:tab/><text:span text:style-name="T38">FD_SET(clientFd, &amp;readFds)</text:span></text:p>
      <text:p text:style-name="Standard"><text:s/><text:tab/><text:tab/><text:span text:style-name="T38">if (fdMax &lt; clientFd) {</text:span></text:p>
      <text:p text:style-name="Standard"><text:s/><text:tab/><text:tab/><text:tab/><text:span text:style-name="T38">fdMax = clientFd;</text:span></text:p>
      <text:p text:style-name="Standard"><draw:custom-shape text:anchor-type="paragraph" draw:z-index="25" draw:name="Shape12" draw:style-name="gr18" draw:text-style-name="P82" svg:width="2.1776in" svg:height="1.563in" svg:x="4.65in" svg:y="0.0335in"><text:p text:style-name="P82">If something happens</text:p><text:p text:style-name="P82">in one of the client’s fd </text:p><text:p text:style-name="P82">=</text:p><text:p text:style-name="P82">A message from a </text:p><text:p text:style-name="P82">current 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tab/><text:tab/><text:span text:style-name="T38">}</text:span></text:p>
      <text:p text:style-name="Standard"><text:s/><text:tab/><text:span text:style-name="T38">}</text:span></text:p>
      <text:p text:style-name="Standard"><text:s/></text:p>
      <text:p text:style-name="Standard"><draw:custom-shape text:anchor-type="paragraph" draw:z-index="27" draw:name="Shape14" draw:style-name="gr20" svg:width="0.7398in" svg:height="0.1358in" svg:x="3.9102in" svg:y="0.1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text:tab/><text:span text:style-name="T38">for (int i=serverFd+1; i&lt;=fdMax; i++) {</text:span></text:p>
      <text:p text:style-name="Standard"><text:tab/><text:tab/><text:span text:style-name="T40">if(FD_ISSET(i, &amp;tempReadFds)) </text:span><text:span text:style-name="T42">{</text:span></text:p>
      <text:p text:style-name="Standard"><text:tab/><text:tab/><text:tab/><text:span text:style-name="T38">if (recv(i) &lt;= 0) {</text:span></text:p>
      <text:p text:style-name="Standard"><text:s/><text:tab/><text:tab/><text:tab/><text:tab/><text:span text:style-name="T38">close(i)</text:span></text:p>
      <text:p text:style-name="Standard"><text:s/><text:tab/><text:tab/><text:tab/><text:tab/><text:span text:style-name="T38">FD_CLR(i, &amp;readFds)</text:span></text:p>
      <text:p text:style-name="Standard"><text:s/><text:tab/><text:tab/><text:tab/><text:span text:style-name="T38">}</text:span></text:p>
      <text:p text:style-name="Standard"><text:s/><text:tab/><text:tab/><text:tab/><text:span text:style-name="T38">else {</text:span></text:p>
      <text:p text:style-name="Standard"><text:s/><text:tab/><text:tab/><text:tab/><text:tab/><text:span text:style-name="T38">for (int j=serverFd+1; j&lt;=fdMax; j++) {</text:span></text:p>
      <text:p text:style-name="Standard"><text:s/><text:tab/><text:tab/><text:tab/><text:tab/><text:tab/><text:span text:style-name="T38">if (FD_ISSET(j, &amp;readFds)) {</text:span></text:p>
      <text:p text:style-name="Standard"><text:s/><text:tab/><text:tab/><text:tab/><text:tab/><text:tab/><text:tab/><text:span text:style-name="T38">send(j)</text:span></text:p>
      <text:p text:style-name="Standard"><text:s/><text:tab/><text:tab/><text:tab/><text:tab/><text:tab/><text:span text:style-name="T38">}</text:span></text:p>
      <text:p text:style-name="Standard"><text:s/><text:tab/><text:tab/><text:tab/><text:tab/><text:span text:style-name="T38">}</text:span></text:p>
      <text:p text:style-name="Standard"><text:s/><text:tab/><text:tab/><text:tab/><text:span text:style-name="T38">}</text:span></text:p>
      <text:p text:style-name="Standard"><text:s/><text:tab/><text:tab/><text:span text:style-name="T38">}<text:tab/></text:span></text:p>
      <text:p text:style-name="Standard"><text:s/><text:tab/><text:span text:style-name="T38">}</text:span></text:p>
      <text:p text:style-name="Standard"><text:s/><text:span text:style-name="T38">}</text:span></text:p>
      <text:p text:style-name="P11"/>
      <text:p text:style-name="P9"/>
      <text:p text:style-name="P9"/>
      <text:p text:style-name="P9"/>
      <text:p text:style-name="P4"><text:soft-page-break/>Question <text:span text:style-name="T30">2</text:span>. Why in the client side, we need to use select function?</text:p>
      <text:p text:style-name="P4"/>
      <text:p text:style-name="P12"><draw:custom-shape text:anchor-type="paragraph" draw:z-index="2" draw:name="Shape1" draw:style-name="gr3" svg:width="3.7504in" svg:height="0.7504in" svg:x="2.65in" svg:y="0.0425in"><text:p>The server sends a message </text:p><text:p>(which is one of the clients’ message) but,</text:p><text:p>fgets() wait (<text:span text:style-name="T54">blocks</text:span> the code) for the client inp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while(1) {</text:p>
      <text:p text:style-name="P4"/>
      <text:p text:style-name="P6"><draw:custom-shape text:anchor-type="paragraph" draw:z-index="3" draw:name="Shape2" draw:style-name="gr2" svg:width="1.3858in" svg:height="0.1878in" svg:x="1.1811in" svg:y="0.02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fgets(); </text:p>
      <text:p text:style-name="P4"/>
      <text:p text:style-name="P8"><text:tab/>recv();</text:p>
      <text:p text:style-name="P4"/>
      <text:p text:style-name="P12">} <text:s text:c="5"/></text:p>
      <text:p text:style-name="P12">while(1) {</text:p>
      <text:p text:style-name="P4"/>
      <text:p text:style-name="P4"><draw:custom-shape text:anchor-type="paragraph" draw:z-index="5" draw:name="Shape1" draw:style-name="gr5" svg:width="1.6252in" svg:height="0.7504in" svg:x="2.9209in" svg:y="0.052in"><text:p>If there is a user inp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span text:style-name="T1">select()</text:span></text:p>
      <text:p text:style-name="P4"><draw:custom-shape text:anchor-type="paragraph" draw:z-index="4" draw:name="Shape2" draw:style-name="gr4" svg:width="0.7087in" svg:height="0.1878in" svg:x="2.1811in" svg:y="0.136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text:tab/>if (FD_ISSET(0,&amp;fds)) {</text:p>
      <text:p text:style-name="P4"/>
      <text:p text:style-name="P6"><text:tab/><text:tab/>fgets(); </text:p>
      <text:p text:style-name="P6"><text:tab/></text:p>
      <text:p text:style-name="P13"><draw:custom-shape text:anchor-type="paragraph" draw:z-index="7" draw:name="Shape1" draw:style-name="gr6" svg:width="2.3752in" svg:height="0.7504in" svg:x="3.4102in" svg:y="0.0398in"><text:p>If there is a message from server.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4"><draw:custom-shape text:anchor-type="paragraph" draw:z-index="6" draw:name="Shape2" draw:style-name="gr4" svg:width="0.7087in" svg:height="0.1878in" svg:x="2.6602in" svg:y="0.145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text:tab/>if (FD_ISSET(clientFd,&amp;fds)) <text:span text:style-name="T2">{</text:span></text:p>
      <text:p text:style-name="P4"/>
      <text:p text:style-name="P8"><text:tab/><text:tab/>recv();</text:p>
      <text:p text:style-name="P8"/>
      <text:p text:style-name="P8"><text:tab/><text:span text:style-name="T2">}</text:span></text:p>
      <text:p text:style-name="P4"/>
      <text:p text:style-name="P12">}</text:p>
      <text:p text:style-name="P12"/>
      <text:p text:style-name="P12"/>
      <text:p text:style-name="P32">Question 3. <text:span text:style-name="T43">Why in the server side we have a for loop before if(FD_ISSET(i, &amp;tempReadFds))?</text:span></text:p>
      <text:p text:style-name="P33"/>
      <text:p text:style-name="P33">It is explained in the step’s description <text:span text:style-name="T45">that</text:span> we are going to handle multiple clients. <text:span text:style-name="T44">Therefore, we should repeat monitoring process of the clients activities as many time as we reach the last one. If we had only one client then, we could simply remove the for loop and replace i variable with client’s fd like: </text:span></text:p>
      <text:p text:style-name="P33"/>
      <text:p text:style-name="P35">if(FD_ISSET(clientFd, &amp;tempReadFds))</text:p>
      <text:p text:style-name="P12"/>
      <text:p text:style-name="P34">Question 4. Why we need two set of file descriptors?</text:p>
      <text:p text:style-name="P34"/>
      <text:p text:style-name="P34">"On exit, each of the file descriptor sets is modified in place to indicate which file descriptors actually changed status. (Thus, if using select() within a loop, the sets must be reinitialized before</text:p>
      <text:p text:style-name="P34">each call.)" <text:bibliography-mark text:identifier="2" text:bibliography-type="www" text:author="Michael Kerrisk" text:title=" Linux select man page" text:year="2018" text:url="http://man7.org/linux/man-pages/man2/select.2.html">[2]</text:bibliography-mark></text:p>
      <text:p text:style-name="P34"/>
      <text:p text:style-name="P36">“Notice I have two file descriptor sets in the code: master and read_fds (readFds and tempReadFds in our code). The first, master (readFds), holds all the socket descriptors that are currently connected, as well as the socket descriptor that is listening for new connections”. <text:bibliography-mark text:identifier="3" text:bibliography-type="www" text:author="Beej Jorgensen" text:title="Beej's Guide to Network ProgrammingUsing Internet Sockets" text:year="2016" text:url="https://beej.us/guide/bgnet/">[3]</text:bibliography-mark></text:p>
      <text:p text:style-name="P34"/>
      <text:p text:style-name="P34">“The reason I have the master (readFds) set is that select() actually changes the set you pass into it to reflect which sockets are ready to read. Since I have to keep track of the connections from one call of <text:soft-page-break/>select() to the next, I must store these safely away somewhere. <text:s/>At the last minute, I copy the master into the read_fds, and then call select()”. <text:bibliography-mark text:identifier="3" text:bibliography-type="www" text:author="Beej Jorgensen" text:title="Beej's Guide to Network ProgrammingUsing Internet Sockets" text:year="2016" text:url="https://beej.us/guide/bgnet/">[3]</text:bibliography-mark></text:p>
      <text:p text:style-name="P34"/>
      <text:p text:style-name="P34">“But doesn't this mean that every time I get a new connection, I have to add it to the master (readFds) set? Yup!” <text:bibliography-mark text:identifier="3" text:bibliography-type="www" text:author="Beej Jorgensen" text:title="Beej's Guide to Network ProgrammingUsing Internet Sockets" text:year="2016" text:url="https://beej.us/guide/bgnet/">[3]</text:bibliography-mark></text:p>
      <text:p text:style-name="P34"/>
      <text:p text:style-name="P34">“And every time a connection closes, I have to remove it from the master (readFds) set? Yes, it does.” <text:bibliography-mark text:identifier="3" text:bibliography-type="www" text:author="Beej Jorgensen" text:title="Beej's Guide to Network ProgrammingUsing Internet Sockets" text:year="2016" text:url="https://beej.us/guide/bgnet/">[3]</text:bibliography-mark></text:p>
      <text:p text:style-name="P34"/>
      <text:p text:style-name="P34">“Notice I check to see when the listener socket is ready to read. When it is, it means I have a new connection pending, and I accept() it and add it to the master (readFds) set”. <text:bibliography-mark text:identifier="3" text:bibliography-type="www" text:author="Beej Jorgensen" text:title="Beej's Guide to Network ProgrammingUsing Internet Sockets" text:year="2016" text:url="https://beej.us/guide/bgnet/">[3]</text:bibliography-mark></text:p>
      <text:p text:style-name="P34"/>
      <text:p text:style-name="P34">“Similarly, when a client connection is ready to read, and recv() returns 0, I know the client has closed the connection, and I must remove it from the master (readFds) set”. <text:bibliography-mark text:identifier="3" text:bibliography-type="www" text:author="Beej Jorgensen" text:title="Beej's Guide to Network ProgrammingUsing Internet Sockets" text:year="2016" text:url="https://beej.us/guide/bgnet/">[3]</text:bibliography-mark></text:p>
      <text:p text:style-name="P34"/>
      <text:p text:style-name="P34">“If the client recv() returns non-zero, though, I know some data has been received. <text:s/>So I get it, and then go through the master (readFds) list and send that data to all the rest of the connected clients”. <text:bibliography-mark text:identifier="3" text:bibliography-type="www" text:author="Beej Jorgensen" text:title="Beej's Guide to Network ProgrammingUsing Internet Sockets" text:year="2016" text:url="https://beej.us/guide/bgnet/">[3]</text:bibliography-mark></text:p>
      <text:p text:style-name="P34"/>
      <text:p text:style-name="P34"/>
      <text:p text:style-name="P34"/>
      <text:p text:style-name="P34"/>
      <text:p text:style-name="P34"/>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60">1: , UBUNTU forums, 2006, https://ubuntuforums.org/showthread.php?t=704600</text:p>
          <text:p text:style-name="P60">2: Michael Kerrisk, <text:s/>Linux select man page, 2018, http://man7.org/linux/man-pages/man2/select.2.html</text:p>
          <text:p text:style-name="P60">3: Beej Jorgensen, Beej's Guide to Network ProgrammingUsing Internet Sockets, 2016, https://beej.us/guide/bgnet/</text:p>
        </text:index-body>
      </text:bibliography>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beta" svg:font-family="Ubuntubeta, Ubuntu, 'Bitstream Vera Sans', 'DejaVu Sans', Tahom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04:36:24.545017651</meta:creation-date>
    <dc:date>2019-04-27T09:56:28.500018976</dc:date>
    <meta:editing-duration>PT22H14M47S</meta:editing-duration>
    <meta:editing-cycles>477</meta:editing-cycles>
    <meta:generator>LibreOffice/6.0.7.3$Linux_X86_64 LibreOffice_project/00m0$Build-3</meta:generator>
    <meta:document-statistic meta:table-count="0" meta:image-count="0" meta:object-count="0" meta:page-count="8" meta:paragraph-count="139" meta:word-count="1359" meta:character-count="7906" meta:non-whitespace-character-count="6525"/>
  </office:meta>
</office:document-meta>
</file>